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style:font-name="Helvetica Neue" fo:font-size="60pt" fo:letter-spacing="0.106cm" fo:font-weight="bold" style:font-size-asian="60pt" style:font-weight-asian="bold" style:font-size-complex="60pt" style:font-weight-complex="bold"/>
    </style:style>
    <style:style style:name="T2" style:family="text">
      <style:text-properties style:font-name="Helvetica Neue" fo:font-size="50pt" fo:letter-spacing="0.106cm" fo:font-weight="bold" style:font-size-asian="50pt" style:font-weight-asian="bold" style:font-size-complex="50pt" style:font-weight-complex="bold"/>
    </style:style>
    <style:style style:name="T3" style:family="text">
      <style:text-properties style:font-name="Helvetica Neue" fo:font-size="36pt" fo:letter-spacing="0.106cm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951cm" svg:x="1.317cm" svg:y="8.465cm" presentation:class="title" presentation:user-transformed="true">
          <draw:text-box>
            <text:p><text:span text:style-name="T1">Project Report</text:span><text:span text:style-name="T2"><text:line-break/></text:span><text:span text:style-name="T3">Jatty Andrie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User Storie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Hardware Design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oftware Design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Simulation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5:06:43.468600990</meta:creation-date>
    <dc:date>2016-12-13T15:12:40.351336332</dc:date>
    <meta:editing-duration>PT5M58S</meta:editing-duration>
    <meta:editing-cycles>2</meta:editing-cycles>
    <meta:generator>LibreOffice/5.1.4.2$Linux_X86_64 LibreOffice_project/10m0$Build-2</meta:generator>
    <meta:document-statistic meta:object-count="40"/>
  </office:meta>
</office:document-meta>
</file>